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table:number-columns-repeated="9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97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2T19:13:39.612796915</dc:date>
    <meta:editing-duration>P28DT23H39M40S</meta:editing-duration>
    <meta:editing-cycles>68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